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3788" svg:stroke-width="0.019cm" svg:stroke-color="#000000" draw:marker-start-width="0.335cm" draw:marker-start-center="false" draw:marker-end="Arrow_20_concav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4046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4047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3792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4048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3794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2914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2915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2916" svg:stroke-width="0.041cm" svg:stroke-color="#000000" draw:marker-start-width="0.367cm" draw:marker-start-center="false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2917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2918" svg:stroke-width="0.041cm" svg:stroke-color="#000000" draw:marker-start-width="0.367cm" draw:marker-start-center="false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ed_20__28_var_29__20_2919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ed_20__28_var_29__20_2920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ed_20__28_var_29__20_2921" svg:stroke-width="0.041cm" svg:stroke-color="#000000" draw:marker-start-width="0.367cm" draw:marker-start-center="false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ed_20__28_var_29__20_2922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ed_20__28_var_29__20_2923" svg:stroke-width="0.041cm" svg:stroke-color="#000000" draw:marker-start-width="0.367cm" draw:marker-start-center="false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/>
    </style:style>
    <style:style style:name="gr17" style:family="graphic" style:parent-style-name="standard">
      <style:graphic-properties draw:stroke="solid" draw:stroke-dash="Dashed_20__28_var_29__20_2924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8" style:family="graphic" style:parent-style-name="standard">
      <style:graphic-properties draw:stroke="solid" draw:stroke-dash="Dashed_20__28_var_29__20_2925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9" style:family="graphic" style:parent-style-name="standard">
      <style:graphic-properties draw:stroke="solid" draw:stroke-dash="Dashed_20__28_var_29__20_2926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0" style:family="graphic" style:parent-style-name="standard">
      <style:graphic-properties draw:stroke="solid" draw:stroke-dash="Dashed_20__28_var_29__20_2927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1" style:family="graphic" style:parent-style-name="standard">
      <style:graphic-properties draw:stroke="solid" draw:stroke-dash="Dashed_20__28_var_29__20_2928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2" style:family="graphic" style:parent-style-name="standard">
      <style:graphic-properties draw:stroke="solid" draw:stroke-dash="Dashed_20__28_var_29__20_2929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3" style:family="graphic" style:parent-style-name="standard">
      <style:graphic-properties draw:stroke="none" draw:stroke-dash="Dashed_20__28_var_29__20_2930" svg:stroke-width="0.019cm" svg:stroke-color="#000000" draw:marker-start-width="0.332cm" draw:marker-start-center="false" draw:marker-end-width="0.332cm" draw:marker-end-center="false" draw:fill="solid" draw:fill-color="#ffffff" draw:fill-image-width="0cm" draw:fill-image-height="0cm" draw:textarea-horizontal-align="left" draw:auto-grow-width="true" fo:min-height="0.179cm" fo:min-width="0cm" draw:shadow="hidden" draw:shadow-offset-x="0.3cm" draw:shadow-offset-y="0.3cm" draw:shadow-color="#808080"/>
    </style:style>
    <style:style style:name="gr24" style:family="graphic" style:parent-style-name="standard">
      <style:graphic-properties draw:stroke="none" draw:stroke-dash="Dashed_20__28_var_29__20_2931" svg:stroke-width="0.019cm" svg:stroke-color="#000000" draw:marker-start-width="0.332cm" draw:marker-start-center="false" draw:marker-end-width="0.332cm" draw:marker-end-center="false" draw:fill="solid" draw:fill-color="#ffffff" draw:fill-image-width="0cm" draw:fill-image-height="0cm" draw:textarea-horizontal-align="left" draw:auto-grow-width="true" fo:min-height="0.179cm" fo:min-width="0cm" draw:shadow="hidden" draw:shadow-offset-x="0.3cm" draw:shadow-offset-y="0.3cm" draw:shadow-color="#808080"/>
    </style:style>
    <style:style style:name="gr25" style:family="graphic" style:parent-style-name="standard">
      <style:graphic-properties draw:stroke="solid" draw:stroke-dash="Dashed_20__28_var_29__20_2932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6" style:family="graphic" style:parent-style-name="standard">
      <style:graphic-properties draw:stroke="solid" draw:stroke-dash="Dashed_20__28_var_29__20_2933" svg:stroke-width="0.041cm" svg:stroke-color="#000000" draw:marker-start-width="0.367cm" draw:marker-start-center="false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/>
    </style:style>
    <style:style style:name="gr27" style:family="graphic" style:parent-style-name="standard">
      <style:graphic-properties draw:stroke="solid" draw:stroke-dash="Dashed_20__28_var_29__20_2934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8" style:family="graphic" style:parent-style-name="standard">
      <style:graphic-properties draw:stroke="none" draw:stroke-dash="Dashed_20__28_var_29__20_2935" svg:stroke-width="0.019cm" svg:stroke-color="#000000" draw:marker-start-width="0.332cm" draw:marker-start-center="false" draw:marker-end-width="0.332cm" draw:marker-end-center="false" draw:fill="solid" draw:fill-color="#ffffff" draw:fill-image-width="0cm" draw:fill-image-height="0cm" draw:textarea-horizontal-align="left" draw:auto-grow-width="true" fo:min-height="0.179cm" fo:min-width="0cm" draw:shadow="hidden" draw:shadow-offset-x="0.3cm" draw:shadow-offset-y="0.3cm" draw:shadow-color="#808080"/>
    </style:style>
    <style:style style:name="gr29" style:family="graphic" style:parent-style-name="standard">
      <style:graphic-properties draw:stroke="solid" draw:stroke-dash="Dashed_20__28_var_29__20_3790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0" style:family="graphic" style:parent-style-name="standard">
      <style:graphic-properties draw:stroke="none" draw:stroke-dash="Dashed_20__28_var_29__20_2936" svg:stroke-width="0.019cm" svg:stroke-color="#000000" draw:marker-start-width="0.332cm" draw:marker-start-center="false" draw:marker-end-width="0.332cm" draw:marker-end-center="false" draw:fill="solid" draw:fill-color="#ffffff" draw:fill-image-width="0cm" draw:fill-image-height="0cm" draw:textarea-horizontal-align="left" draw:auto-grow-width="true" fo:min-height="0.179cm" fo:min-width="0cm" draw:shadow="hidden" draw:shadow-offset-x="0.3cm" draw:shadow-offset-y="0.3cm" draw:shadow-color="#808080"/>
    </style:style>
    <style:style style:name="gr31" style:family="graphic" style:parent-style-name="standard">
      <style:graphic-properties draw:stroke="none" draw:stroke-dash="Dashed_20__28_var_29__20_2937" svg:stroke-width="0.019cm" svg:stroke-color="#000000" draw:marker-start-width="0.332cm" draw:marker-start-center="false" draw:marker-end-width="0.332cm" draw:marker-end-center="false" draw:fill="solid" draw:fill-color="#ffffff" draw:fill-image-width="0cm" draw:fill-image-height="0cm" draw:textarea-horizontal-align="left" draw:auto-grow-width="true" fo:min-height="0.179cm" fo:min-width="0cm" draw:shadow="hidden" draw:shadow-offset-x="0.3cm" draw:shadow-offset-y="0.3cm" draw:shadow-color="#808080"/>
    </style:style>
    <style:style style:name="gr32" style:family="graphic" style:parent-style-name="standard">
      <style:graphic-properties draw:stroke="none" draw:stroke-dash="Dashed_20__28_var_29__20_2938" svg:stroke-width="0.019cm" svg:stroke-color="#000000" draw:marker-start-width="0.332cm" draw:marker-start-center="false" draw:marker-end-width="0.332cm" draw:marker-end-center="false" draw:fill="solid" draw:fill-color="#ffffff" draw:fill-image-width="0cm" draw:fill-image-height="0cm" draw:textarea-horizontal-align="left" draw:auto-grow-width="true" fo:min-height="0.179cm" fo:min-width="0cm" draw:shadow="hidden" draw:shadow-offset-x="0.3cm" draw:shadow-offset-y="0.3cm" draw:shadow-color="#808080"/>
    </style:style>
    <style:style style:name="gr33" style:family="graphic" style:parent-style-name="standard">
      <style:graphic-properties draw:stroke="solid" draw:stroke-dash="Dashed_20__28_var_29__20_2939" svg:stroke-width="0.019cm" svg:stroke-color="#000000" draw:marker-start-width="0.333cm" draw:marker-start-center="false" draw:marker-end-width="0.3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>
      <style:graphic-properties draw:stroke="solid" draw:stroke-dash="Dashed_20__28_var_29__20_2940" svg:stroke-width="0.019cm" svg:stroke-color="#000000" draw:marker-start-width="0.333cm" draw:marker-start-center="false" draw:marker-end-width="0.3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>
      <style:graphic-properties draw:stroke="solid" draw:stroke-dash="Dashed_20__28_var_29__20_2941" svg:stroke-width="0.019cm" svg:stroke-color="#000000" draw:marker-start-width="0.333cm" draw:marker-start-center="false" draw:marker-end-width="0.3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>
      <style:graphic-properties draw:stroke="solid" draw:stroke-dash="Dashed_20__28_var_29__20_2942" svg:stroke-width="0.019cm" svg:stroke-color="#000000" draw:marker-start-width="0.333cm" draw:marker-start-center="false" draw:marker-end-width="0.3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>
      <style:graphic-properties draw:stroke="solid" draw:stroke-dash="Dashed_20__28_var_29__20_2943" svg:stroke-width="0.019cm" svg:stroke-color="#000000" draw:marker-start-width="0.333cm" draw:marker-start-center="false" draw:marker-end-width="0.3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>
      <style:graphic-properties draw:stroke="solid" draw:stroke-dash="Dashed_20__28_var_29__20_2944" svg:stroke-width="0.019cm" svg:stroke-color="#000000" draw:marker-start-width="0.333cm" draw:marker-start-center="false" draw:marker-end-width="0.3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>
      <style:graphic-properties draw:stroke="solid" draw:stroke-dash="Dashed_20__28_var_29__20_2945" svg:stroke-width="0.019cm" svg:stroke-color="#000000" draw:marker-start-width="0.333cm" draw:marker-start-center="false" draw:marker-end-width="0.3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>
      <style:graphic-properties draw:stroke="solid" draw:stroke-dash="Dashed_20__28_var_29__20_2946" svg:stroke-width="0.019cm" svg:stroke-color="#000000" draw:marker-start-width="0.333cm" draw:marker-start-center="false" draw:marker-end-width="0.3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>
      <style:graphic-properties draw:stroke="solid" draw:stroke-dash="Dashed_20__28_var_29__20_2947" svg:stroke-width="0.019cm" svg:stroke-color="#000000" draw:marker-start-width="0.333cm" draw:marker-start-center="false" draw:marker-end-width="0.3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>
      <style:graphic-properties draw:stroke="solid" draw:stroke-dash="Dashed_20__28_var_29__20_2948" svg:stroke-width="0.019cm" svg:stroke-color="#000000" draw:marker-start-width="0.333cm" draw:marker-start-center="false" draw:marker-end-width="0.3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>
      <style:graphic-properties draw:stroke="none" draw:stroke-dash="Dashed_20__28_var_29__20_2949" svg:stroke-width="0.019cm" svg:stroke-color="#000000" draw:marker-start-width="0.332cm" draw:marker-start-center="false" draw:marker-end-width="0.332cm" draw:marker-end-center="false" draw:fill="solid" draw:fill-color="#ffffff" draw:fill-image-width="0cm" draw:fill-image-height="0cm" draw:textarea-horizontal-align="left" draw:auto-grow-width="true" fo:min-height="0.179cm" fo:min-width="0cm" draw:shadow="hidden" draw:shadow-offset-x="0.3cm" draw:shadow-offset-y="0.3cm" draw:shadow-color="#808080"/>
    </style:style>
    <style:style style:name="gr44" style:family="graphic" style:parent-style-name="standard">
      <style:graphic-properties draw:stroke="solid" draw:stroke-dash="Dashed_20__28_var_29__20_2950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5" style:family="graphic" style:parent-style-name="standard">
      <style:graphic-properties draw:stroke="solid" draw:stroke-dash="Dashed_20__28_var_29__20_3792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80%" style:font-relief="none"/>
    </style:style>
    <style:style style:name="P2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/>
    </style:style>
    <style:style style:name="P5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80%" style:font-relief="none"/>
    </style:style>
    <style:style style:name="P6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046cm" svg:y1="15.116cm" svg:x2="14.797cm" svg:y2="15.116cm">
            <text:p/>
          </draw:line>
          <draw:line draw:style-name="gr2" draw:text-style-name="P2" draw:layer="layout" svg:x1="11.609cm" svg:y1="14.959cm" svg:x2="11.609cm" svg:y2="15.271cm">
            <text:p/>
          </draw:line>
          <draw:line draw:style-name="gr3" draw:text-style-name="P2" draw:layer="layout" svg:x1="9.997cm" svg:y1="14.973cm" svg:x2="9.997cm" svg:y2="15.278cm">
            <text:p/>
          </draw:line>
          <draw:line draw:style-name="gr4" draw:text-style-name="P2" draw:layer="layout" svg:x1="7.852cm" svg:y1="14.973cm" svg:x2="7.852cm" svg:y2="15.278cm">
            <text:p/>
          </draw:line>
          <draw:line draw:style-name="gr5" draw:text-style-name="P2" draw:layer="layout" svg:x1="8.122cm" svg:y1="14.973cm" svg:x2="8.122cm" svg:y2="15.278cm">
            <text:p/>
          </draw:line>
          <draw:line draw:style-name="gr6" draw:text-style-name="P2" draw:layer="layout" svg:x1="8.655cm" svg:y1="14.973cm" svg:x2="8.655cm" svg:y2="15.278cm">
            <text:p/>
          </draw:line>
          <draw:line draw:style-name="gr7" draw:text-style-name="P2" draw:layer="layout" svg:x1="9.459cm" svg:y1="14.973cm" svg:x2="9.459cm" svg:y2="15.278cm">
            <text:p/>
          </draw:line>
          <draw:line draw:style-name="gr8" draw:text-style-name="P2" draw:layer="layout" svg:x1="10.533cm" svg:y1="14.973cm" svg:x2="10.533cm" svg:y2="15.278cm">
            <text:p/>
          </draw:line>
          <draw:line draw:style-name="gr9" draw:text-style-name="P2" draw:layer="layout" svg:x1="11.069cm" svg:y1="14.973cm" svg:x2="11.069cm" svg:y2="15.278cm">
            <text:p/>
          </draw:line>
          <draw:line draw:style-name="gr10" draw:text-style-name="P2" draw:layer="layout" svg:x1="11.874cm" svg:y1="14.973cm" svg:x2="11.874cm" svg:y2="15.278cm">
            <text:p/>
          </draw:line>
          <draw:line draw:style-name="gr11" draw:text-style-name="P2" draw:layer="layout" svg:x1="12.41cm" svg:y1="14.973cm" svg:x2="12.41cm" svg:y2="15.278cm">
            <text:p/>
          </draw:line>
          <draw:line draw:style-name="gr12" draw:text-style-name="P2" draw:layer="layout" svg:x1="12.944cm" svg:y1="14.973cm" svg:x2="12.944cm" svg:y2="15.278cm">
            <text:p/>
          </draw:line>
          <draw:line draw:style-name="gr13" draw:text-style-name="P2" draw:layer="layout" svg:x1="13.482cm" svg:y1="14.973cm" svg:x2="13.482cm" svg:y2="15.278cm">
            <text:p/>
          </draw:line>
          <draw:line draw:style-name="gr14" draw:text-style-name="P2" draw:layer="layout" svg:x1="13.751cm" svg:y1="14.973cm" svg:x2="13.751cm" svg:y2="15.278cm">
            <text:p/>
          </draw:line>
          <draw:line draw:style-name="gr15" draw:text-style-name="P2" draw:layer="layout" svg:x1="9.194cm" svg:y1="14.973cm" svg:x2="9.194cm" svg:y2="15.278cm">
            <text:p/>
          </draw:line>
          <draw:line draw:style-name="gr16" draw:text-style-name="P2" draw:layer="layout" svg:x1="9.729cm" svg:y1="14.973cm" svg:x2="9.729cm" svg:y2="15.278cm">
            <text:p/>
          </draw:line>
          <draw:line draw:style-name="gr17" draw:text-style-name="P2" draw:layer="layout" svg:x1="10.265cm" svg:y1="14.973cm" svg:x2="10.265cm" svg:y2="15.278cm">
            <text:p/>
          </draw:line>
          <draw:line draw:style-name="gr18" draw:text-style-name="P2" draw:layer="layout" svg:x1="10.801cm" svg:y1="14.973cm" svg:x2="10.801cm" svg:y2="15.278cm">
            <text:p/>
          </draw:line>
          <draw:line draw:style-name="gr19" draw:text-style-name="P2" draw:layer="layout" svg:x1="11.338cm" svg:y1="14.973cm" svg:x2="11.338cm" svg:y2="15.278cm">
            <text:p/>
          </draw:line>
          <draw:line draw:style-name="gr20" draw:text-style-name="P2" draw:layer="layout" svg:x1="12.142cm" svg:y1="14.973cm" svg:x2="12.142cm" svg:y2="15.278cm">
            <text:p/>
          </draw:line>
          <draw:line draw:style-name="gr21" draw:text-style-name="P2" draw:layer="layout" svg:x1="12.678cm" svg:y1="14.973cm" svg:x2="12.678cm" svg:y2="15.278cm">
            <text:p/>
          </draw:line>
          <draw:line draw:style-name="gr22" draw:text-style-name="P2" draw:layer="layout" svg:x1="13.214cm" svg:y1="14.973cm" svg:x2="13.214cm" svg:y2="15.278cm">
            <text:p/>
          </draw:line>
          <draw:frame draw:style-name="gr23" draw:text-style-name="P4" draw:layer="layout" svg:width="0.718cm" svg:height="0.624cm" svg:x="9.916cm" svg:y="14.462cm">
            <draw:text-box>
              <text:p text:style-name="P3"><text:span text:style-name="T1">A</text:span></text:p>
            </draw:text-box>
          </draw:frame>
          <draw:frame draw:style-name="gr24" draw:text-style-name="P4" draw:layer="layout" svg:width="0.684cm" svg:height="0.624cm" svg:x="9.403cm" svg:y="15.24cm">
            <draw:text-box>
              <text:p text:style-name="P3"><text:span text:style-name="T2">0</text:span></text:p>
            </draw:text-box>
          </draw:frame>
          <draw:line draw:style-name="gr25" draw:text-style-name="P2" draw:layer="layout" svg:x1="7.584cm" svg:y1="14.973cm" svg:x2="7.584cm" svg:y2="15.278cm">
            <text:p/>
          </draw:line>
          <draw:line draw:style-name="gr26" draw:text-style-name="P2" draw:layer="layout" svg:x1="8.388cm" svg:y1="14.973cm" svg:x2="8.388cm" svg:y2="15.278cm">
            <text:p/>
          </draw:line>
          <draw:line draw:style-name="gr27" draw:text-style-name="P2" draw:layer="layout" svg:x1="14.017cm" svg:y1="14.973cm" svg:x2="14.017cm" svg:y2="15.278cm">
            <text:p/>
          </draw:line>
          <draw:frame draw:style-name="gr28" draw:text-style-name="P5" draw:layer="layout" svg:width="0.748cm" svg:height="0.624cm" svg:x="8.02cm" svg:y="14.455cm">
            <draw:text-box>
              <text:p text:style-name="P3"><text:span text:style-name="T1">D</text:span></text:p>
            </draw:text-box>
          </draw:frame>
          <draw:line draw:style-name="gr29" draw:text-style-name="P2" draw:layer="layout" svg:x1="8.923cm" svg:y1="14.959cm" svg:x2="8.923cm" svg:y2="15.271cm">
            <text:p/>
          </draw:line>
          <draw:frame draw:style-name="gr30" draw:text-style-name="P5" draw:layer="layout" svg:width="0.722cm" svg:height="0.624cm" svg:x="11.788cm" svg:y="14.455cm">
            <draw:text-box>
              <text:p text:style-name="P3"><text:span text:style-name="T1">C</text:span></text:p>
            </draw:text-box>
          </draw:frame>
          <draw:frame draw:style-name="gr31" draw:text-style-name="P5" draw:layer="layout" svg:width="0.718cm" svg:height="0.624cm" svg:x="9.103cm" svg:y="14.455cm">
            <draw:text-box>
              <text:p text:style-name="P3"><text:span text:style-name="T1">B</text:span></text:p>
            </draw:text-box>
          </draw:frame>
          <draw:frame draw:style-name="gr32" draw:text-style-name="P4" draw:layer="layout" svg:width="0.701cm" svg:height="0.624cm" svg:x="8.583cm" svg:y="14.462cm">
            <draw:text-box>
              <text:p text:style-name="P3"><text:span text:style-name="T1">E</text:span></text:p>
            </draw:text-box>
          </draw:frame>
          <draw:g>
            <draw:line draw:style-name="gr33" draw:text-style-name="P6" draw:layer="layout" svg:x1="8.286cm" svg:y1="15.218cm" svg:x2="8.485cm" svg:y2="15.019cm">
              <text:p/>
            </draw:line>
            <draw:line draw:style-name="gr34" draw:text-style-name="P6" draw:layer="layout" svg:x1="8.485cm" svg:y1="15.218cm" svg:x2="8.286cm" svg:y2="15.019cm">
              <text:p/>
            </draw:line>
          </draw:g>
          <draw:g>
            <draw:line draw:style-name="gr35" draw:text-style-name="P6" draw:layer="layout" svg:x1="8.826cm" svg:y1="15.218cm" svg:x2="9.027cm" svg:y2="15.019cm">
              <text:p/>
            </draw:line>
            <draw:line draw:style-name="gr36" draw:text-style-name="P6" draw:layer="layout" svg:x1="9.027cm" svg:y1="15.218cm" svg:x2="8.826cm" svg:y2="15.019cm">
              <text:p/>
            </draw:line>
          </draw:g>
          <draw:g>
            <draw:line draw:style-name="gr37" draw:text-style-name="P6" draw:layer="layout" svg:x1="9.36cm" svg:y1="15.218cm" svg:x2="9.559cm" svg:y2="15.019cm">
              <text:p/>
            </draw:line>
            <draw:line draw:style-name="gr38" draw:text-style-name="P6" draw:layer="layout" svg:x1="9.559cm" svg:y1="15.218cm" svg:x2="9.36cm" svg:y2="15.019cm">
              <text:p/>
            </draw:line>
          </draw:g>
          <draw:g>
            <draw:line draw:style-name="gr39" draw:text-style-name="P6" draw:layer="layout" svg:x1="12.04cm" svg:y1="15.218cm" svg:x2="12.241cm" svg:y2="15.019cm">
              <text:p/>
            </draw:line>
            <draw:line draw:style-name="gr40" draw:text-style-name="P6" draw:layer="layout" svg:x1="12.241cm" svg:y1="15.218cm" svg:x2="12.04cm" svg:y2="15.019cm">
              <text:p/>
            </draw:line>
          </draw:g>
          <draw:g>
            <draw:line draw:style-name="gr41" draw:text-style-name="P6" draw:layer="layout" svg:x1="10.165cm" svg:y1="15.22cm" svg:x2="10.366cm" svg:y2="15.019cm">
              <text:p/>
            </draw:line>
            <draw:line draw:style-name="gr42" draw:text-style-name="P6" draw:layer="layout" svg:x1="10.366cm" svg:y1="15.22cm" svg:x2="10.165cm" svg:y2="15.019cm">
              <text:p/>
            </draw:line>
          </draw:g>
          <draw:frame draw:style-name="gr43" draw:text-style-name="P4" draw:layer="layout" svg:width="0.684cm" svg:height="0.624cm" svg:x="10.738cm" svg:y="15.224cm">
            <draw:text-box>
              <text:p text:style-name="P3"><text:span text:style-name="T2">1</text:span></text:p>
            </draw:text-box>
          </draw:frame>
          <draw:line draw:style-name="gr44" draw:text-style-name="P2" draw:layer="layout" svg:x1="7.311cm" svg:y1="14.973cm" svg:x2="7.311cm" svg:y2="15.278cm">
            <text:p/>
          </draw:line>
          <draw:line draw:style-name="gr4" draw:text-style-name="P2" draw:layer="layout" svg:x1="8.388cm" svg:y1="14.974cm" svg:x2="8.388cm" svg:y2="15.279cm">
            <text:p/>
          </draw:line>
          <draw:line draw:style-name="gr4" draw:text-style-name="P2" draw:layer="layout" svg:x1="8.924cm" svg:y1="14.975cm" svg:x2="8.924cm" svg:y2="15.28cm">
            <text:p/>
          </draw:line>
          <draw:line draw:style-name="gr4" draw:text-style-name="P2" draw:layer="layout" svg:x1="9.452cm" svg:y1="14.975cm" svg:x2="9.452cm" svg:y2="15.28cm">
            <text:p/>
          </draw:line>
          <draw:line draw:style-name="gr4" draw:text-style-name="P2" draw:layer="layout" svg:x1="10.264cm" svg:y1="14.975cm" svg:x2="10.264cm" svg:y2="15.28cm">
            <text:p/>
          </draw:line>
          <draw:line draw:style-name="gr4" draw:text-style-name="P2" draw:layer="layout" svg:x1="10cm" svg:y1="14.975cm" svg:x2="10cm" svg:y2="15.28cm">
            <text:p/>
          </draw:line>
          <draw:line draw:style-name="gr4" draw:text-style-name="P2" draw:layer="layout" svg:x1="8.652cm" svg:y1="14.975cm" svg:x2="8.652cm" svg:y2="15.28cm">
            <text:p/>
          </draw:line>
          <draw:line draw:style-name="gr45" draw:text-style-name="P2" draw:layer="layout" svg:x1="10.536cm" svg:y1="14.975cm" svg:x2="10.536cm" svg:y2="15.28cm">
            <text:p/>
          </draw:line>
          <draw:line draw:style-name="gr4" draw:text-style-name="P2" draw:layer="layout" svg:x1="9.192cm" svg:y1="14.976cm" svg:x2="9.192cm" svg:y2="15.281cm">
            <text:p/>
          </draw:line>
          <draw:line draw:style-name="gr4" draw:text-style-name="P2" draw:layer="layout" svg:x1="10.804cm" svg:y1="14.976cm" svg:x2="10.804cm" svg:y2="15.281cm">
            <text:p/>
          </draw:line>
          <draw:line draw:style-name="gr4" draw:text-style-name="P2" draw:layer="layout" svg:x1="11.34cm" svg:y1="14.976cm" svg:x2="11.34cm" svg:y2="15.281cm">
            <text:p/>
          </draw:line>
          <draw:line draw:style-name="gr4" draw:text-style-name="P2" draw:layer="layout" svg:x1="11.612cm" svg:y1="14.976cm" svg:x2="11.612cm" svg:y2="15.281cm">
            <text:p/>
          </draw:line>
          <draw:line draw:style-name="gr4" draw:text-style-name="P2" draw:layer="layout" svg:x1="12.676cm" svg:y1="14.976cm" svg:x2="12.676cm" svg:y2="15.281cm">
            <text:p/>
          </draw:line>
          <draw:line draw:style-name="gr14" draw:text-style-name="P2" draw:layer="layout" svg:x1="12.411cm" svg:y1="14.974cm" svg:x2="12.411cm" svg:y2="15.279cm">
            <text:p/>
          </draw:line>
          <draw:line draw:style-name="gr14" draw:text-style-name="P2" draw:layer="layout" svg:x1="11.067cm" svg:y1="14.974cm" svg:x2="11.067cm" svg:y2="15.279cm">
            <text:p/>
          </draw:line>
          <draw:line draw:style-name="gr14" draw:text-style-name="P2" draw:layer="layout" svg:x1="9.735cm" svg:y1="14.974cm" svg:x2="9.735cm" svg:y2="15.279cm">
            <text:p/>
          </draw:line>
          <draw:line draw:style-name="gr4" draw:text-style-name="P2" draw:layer="layout" svg:x1="12.14cm" svg:y1="14.977cm" svg:x2="12.14cm" svg:y2="15.28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914" draw:display-name="Dashed (var) 2914" draw:style="rect" draw:dots1="1" draw:dots1-length="0.003cm" draw:dots2="1" draw:dots2-length="0.003cm" draw:distance="0.003cm"/>
    <draw:stroke-dash draw:name="Dashed_20__28_var_29__20_2915" draw:display-name="Dashed (var) 2915" draw:style="rect" draw:dots1="1" draw:dots1-length="0.003cm" draw:dots2="1" draw:dots2-length="0.003cm" draw:distance="0.003cm"/>
    <draw:stroke-dash draw:name="Dashed_20__28_var_29__20_2916" draw:display-name="Dashed (var) 2916" draw:style="rect" draw:dots1="1" draw:dots1-length="0.003cm" draw:dots2="1" draw:dots2-length="0.003cm" draw:distance="0.003cm"/>
    <draw:stroke-dash draw:name="Dashed_20__28_var_29__20_2917" draw:display-name="Dashed (var) 2917" draw:style="rect" draw:dots1="1" draw:dots1-length="0.003cm" draw:dots2="1" draw:dots2-length="0.003cm" draw:distance="0.003cm"/>
    <draw:stroke-dash draw:name="Dashed_20__28_var_29__20_2918" draw:display-name="Dashed (var) 2918" draw:style="rect" draw:dots1="1" draw:dots1-length="0.003cm" draw:dots2="1" draw:dots2-length="0.003cm" draw:distance="0.003cm"/>
    <draw:stroke-dash draw:name="Dashed_20__28_var_29__20_2919" draw:display-name="Dashed (var) 2919" draw:style="rect" draw:dots1="1" draw:dots1-length="0.003cm" draw:dots2="1" draw:dots2-length="0.003cm" draw:distance="0.003cm"/>
    <draw:stroke-dash draw:name="Dashed_20__28_var_29__20_2920" draw:display-name="Dashed (var) 2920" draw:style="rect" draw:dots1="1" draw:dots1-length="0.003cm" draw:dots2="1" draw:dots2-length="0.003cm" draw:distance="0.003cm"/>
    <draw:stroke-dash draw:name="Dashed_20__28_var_29__20_2921" draw:display-name="Dashed (var) 2921" draw:style="rect" draw:dots1="1" draw:dots1-length="0.003cm" draw:dots2="1" draw:dots2-length="0.003cm" draw:distance="0.003cm"/>
    <draw:stroke-dash draw:name="Dashed_20__28_var_29__20_2922" draw:display-name="Dashed (var) 2922" draw:style="rect" draw:dots1="1" draw:dots1-length="0.003cm" draw:dots2="1" draw:dots2-length="0.003cm" draw:distance="0.003cm"/>
    <draw:stroke-dash draw:name="Dashed_20__28_var_29__20_2923" draw:display-name="Dashed (var) 2923" draw:style="rect" draw:dots1="1" draw:dots1-length="0.003cm" draw:dots2="1" draw:dots2-length="0.003cm" draw:distance="0.003cm"/>
    <draw:stroke-dash draw:name="Dashed_20__28_var_29__20_2924" draw:display-name="Dashed (var) 2924" draw:style="rect" draw:dots1="1" draw:dots1-length="0.003cm" draw:dots2="1" draw:dots2-length="0.003cm" draw:distance="0.003cm"/>
    <draw:stroke-dash draw:name="Dashed_20__28_var_29__20_2925" draw:display-name="Dashed (var) 2925" draw:style="rect" draw:dots1="1" draw:dots1-length="0.003cm" draw:dots2="1" draw:dots2-length="0.003cm" draw:distance="0.003cm"/>
    <draw:stroke-dash draw:name="Dashed_20__28_var_29__20_2926" draw:display-name="Dashed (var) 2926" draw:style="rect" draw:dots1="1" draw:dots1-length="0.003cm" draw:dots2="1" draw:dots2-length="0.003cm" draw:distance="0.003cm"/>
    <draw:stroke-dash draw:name="Dashed_20__28_var_29__20_2927" draw:display-name="Dashed (var) 2927" draw:style="rect" draw:dots1="1" draw:dots1-length="0.003cm" draw:dots2="1" draw:dots2-length="0.003cm" draw:distance="0.003cm"/>
    <draw:stroke-dash draw:name="Dashed_20__28_var_29__20_2928" draw:display-name="Dashed (var) 2928" draw:style="rect" draw:dots1="1" draw:dots1-length="0.003cm" draw:dots2="1" draw:dots2-length="0.003cm" draw:distance="0.003cm"/>
    <draw:stroke-dash draw:name="Dashed_20__28_var_29__20_2929" draw:display-name="Dashed (var) 2929" draw:style="rect" draw:dots1="1" draw:dots1-length="0.003cm" draw:dots2="1" draw:dots2-length="0.003cm" draw:distance="0.003cm"/>
    <draw:stroke-dash draw:name="Dashed_20__28_var_29__20_2930" draw:display-name="Dashed (var) 2930" draw:style="rect" draw:dots1="1" draw:dots1-length="0.003cm" draw:dots2="1" draw:dots2-length="0.003cm" draw:distance="0.003cm"/>
    <draw:stroke-dash draw:name="Dashed_20__28_var_29__20_2931" draw:display-name="Dashed (var) 2931" draw:style="rect" draw:dots1="1" draw:dots1-length="0.003cm" draw:dots2="1" draw:dots2-length="0.003cm" draw:distance="0.003cm"/>
    <draw:stroke-dash draw:name="Dashed_20__28_var_29__20_2932" draw:display-name="Dashed (var) 2932" draw:style="rect" draw:dots1="1" draw:dots1-length="0.003cm" draw:dots2="1" draw:dots2-length="0.003cm" draw:distance="0.003cm"/>
    <draw:stroke-dash draw:name="Dashed_20__28_var_29__20_2933" draw:display-name="Dashed (var) 2933" draw:style="rect" draw:dots1="1" draw:dots1-length="0.003cm" draw:dots2="1" draw:dots2-length="0.003cm" draw:distance="0.003cm"/>
    <draw:stroke-dash draw:name="Dashed_20__28_var_29__20_2934" draw:display-name="Dashed (var) 2934" draw:style="rect" draw:dots1="1" draw:dots1-length="0.003cm" draw:dots2="1" draw:dots2-length="0.003cm" draw:distance="0.003cm"/>
    <draw:stroke-dash draw:name="Dashed_20__28_var_29__20_2935" draw:display-name="Dashed (var) 2935" draw:style="rect" draw:dots1="1" draw:dots1-length="0.003cm" draw:dots2="1" draw:dots2-length="0.003cm" draw:distance="0.003cm"/>
    <draw:stroke-dash draw:name="Dashed_20__28_var_29__20_2936" draw:display-name="Dashed (var) 2936" draw:style="rect" draw:dots1="1" draw:dots1-length="0.003cm" draw:dots2="1" draw:dots2-length="0.003cm" draw:distance="0.003cm"/>
    <draw:stroke-dash draw:name="Dashed_20__28_var_29__20_2937" draw:display-name="Dashed (var) 2937" draw:style="rect" draw:dots1="1" draw:dots1-length="0.003cm" draw:dots2="1" draw:dots2-length="0.003cm" draw:distance="0.003cm"/>
    <draw:stroke-dash draw:name="Dashed_20__28_var_29__20_2938" draw:display-name="Dashed (var) 2938" draw:style="rect" draw:dots1="1" draw:dots1-length="0.003cm" draw:dots2="1" draw:dots2-length="0.003cm" draw:distance="0.003cm"/>
    <draw:stroke-dash draw:name="Dashed_20__28_var_29__20_2939" draw:display-name="Dashed (var) 2939" draw:style="rect" draw:dots1="1" draw:dots1-length="0.003cm" draw:dots2="1" draw:dots2-length="0.003cm" draw:distance="0.003cm"/>
    <draw:stroke-dash draw:name="Dashed_20__28_var_29__20_2940" draw:display-name="Dashed (var) 2940" draw:style="rect" draw:dots1="1" draw:dots1-length="0.003cm" draw:dots2="1" draw:dots2-length="0.003cm" draw:distance="0.003cm"/>
    <draw:stroke-dash draw:name="Dashed_20__28_var_29__20_2941" draw:display-name="Dashed (var) 2941" draw:style="rect" draw:dots1="1" draw:dots1-length="0.003cm" draw:dots2="1" draw:dots2-length="0.003cm" draw:distance="0.003cm"/>
    <draw:stroke-dash draw:name="Dashed_20__28_var_29__20_2942" draw:display-name="Dashed (var) 2942" draw:style="rect" draw:dots1="1" draw:dots1-length="0.003cm" draw:dots2="1" draw:dots2-length="0.003cm" draw:distance="0.003cm"/>
    <draw:stroke-dash draw:name="Dashed_20__28_var_29__20_2943" draw:display-name="Dashed (var) 2943" draw:style="rect" draw:dots1="1" draw:dots1-length="0.003cm" draw:dots2="1" draw:dots2-length="0.003cm" draw:distance="0.003cm"/>
    <draw:stroke-dash draw:name="Dashed_20__28_var_29__20_2944" draw:display-name="Dashed (var) 2944" draw:style="rect" draw:dots1="1" draw:dots1-length="0.003cm" draw:dots2="1" draw:dots2-length="0.003cm" draw:distance="0.003cm"/>
    <draw:stroke-dash draw:name="Dashed_20__28_var_29__20_2945" draw:display-name="Dashed (var) 2945" draw:style="rect" draw:dots1="1" draw:dots1-length="0.003cm" draw:dots2="1" draw:dots2-length="0.003cm" draw:distance="0.003cm"/>
    <draw:stroke-dash draw:name="Dashed_20__28_var_29__20_2946" draw:display-name="Dashed (var) 2946" draw:style="rect" draw:dots1="1" draw:dots1-length="0.003cm" draw:dots2="1" draw:dots2-length="0.003cm" draw:distance="0.003cm"/>
    <draw:stroke-dash draw:name="Dashed_20__28_var_29__20_2947" draw:display-name="Dashed (var) 2947" draw:style="rect" draw:dots1="1" draw:dots1-length="0.003cm" draw:dots2="1" draw:dots2-length="0.003cm" draw:distance="0.003cm"/>
    <draw:stroke-dash draw:name="Dashed_20__28_var_29__20_2948" draw:display-name="Dashed (var) 2948" draw:style="rect" draw:dots1="1" draw:dots1-length="0.003cm" draw:dots2="1" draw:dots2-length="0.003cm" draw:distance="0.003cm"/>
    <draw:stroke-dash draw:name="Dashed_20__28_var_29__20_2949" draw:display-name="Dashed (var) 2949" draw:style="rect" draw:dots1="1" draw:dots1-length="0.003cm" draw:dots2="1" draw:dots2-length="0.003cm" draw:distance="0.003cm"/>
    <draw:stroke-dash draw:name="Dashed_20__28_var_29__20_2950" draw:display-name="Dashed (var) 2950" draw:style="rect" draw:dots1="1" draw:dots1-length="0.003cm" draw:dots2="1" draw:dots2-length="0.003cm" draw:distance="0.003cm"/>
    <draw:stroke-dash draw:name="Dashed_20__28_var_29__20_3788" draw:display-name="Dashed (var) 3788" draw:style="rect" draw:dots1="1" draw:dots1-length="0.003cm" draw:dots2="1" draw:dots2-length="0.003cm" draw:distance="0.003cm"/>
    <draw:stroke-dash draw:name="Dashed_20__28_var_29__20_3790" draw:display-name="Dashed (var) 3790" draw:style="rect" draw:dots1="1" draw:dots1-length="0.003cm" draw:dots2="1" draw:dots2-length="0.003cm" draw:distance="0.003cm"/>
    <draw:stroke-dash draw:name="Dashed_20__28_var_29__20_3792" draw:display-name="Dashed (var) 3792" draw:style="rect" draw:dots1="1" draw:dots1-length="0.003cm" draw:dots2="1" draw:dots2-length="0.003cm" draw:distance="0.003cm"/>
    <draw:stroke-dash draw:name="Dashed_20__28_var_29__20_3794" draw:display-name="Dashed (var) 3794" draw:style="rect" draw:dots1="1" draw:dots1-length="0.003cm" draw:dots2="1" draw:dots2-length="0.003cm" draw:distance="0.003cm"/>
    <draw:stroke-dash draw:name="Dashed_20__28_var_29__20_4046" draw:display-name="Dashed (var) 4046" draw:style="rect" draw:dots1="1" draw:dots1-length="0.003cm" draw:dots2="1" draw:dots2-length="0.003cm" draw:distance="0.003cm"/>
    <draw:stroke-dash draw:name="Dashed_20__28_var_29__20_4047" draw:display-name="Dashed (var) 4047" draw:style="rect" draw:dots1="1" draw:dots1-length="0.003cm" draw:dots2="1" draw:dots2-length="0.003cm" draw:distance="0.003cm"/>
    <draw:stroke-dash draw:name="Dashed_20__28_var_29__20_4048" draw:display-name="Dashed (var) 4048" draw:style="rect" draw:dots1="1" draw:dots1-length="0.003cm" draw:dots2="1" draw:dots2-length="0.003cm" draw:distance="0.0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0:51:17.827550316</meta:creation-date>
    <dc:date>2018-03-16T10:56:26.613994191</dc:date>
    <meta:editing-duration>PT5M9S</meta:editing-duration>
    <meta:editing-cycles>1</meta:editing-cycles>
    <meta:document-statistic meta:object-count="66"/>
    <meta:generator>LibreOffice/6.0.0.3$MacOSX_X86_64 LibreOffice_project/64a0f66915f38c6217de274f0aa8e15618924765</meta:generator>
  </office:meta>
</office:document-meta>
</file>